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768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9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30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7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33" style:family="paragraph" style:parent-style-name="Table_20_Contents">
      <style:paragraph-properties fo:margin-left="0cm" fo:margin-right="0cm" fo:margin-top="0.07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7"/>
            <text:p text:style-name="P27"/>
            <text:p text:style-name="P27"/>
            <text:p text:style-name="P27"><text:s/></text:p>
            <text:p text:style-name="P27"><text:s/><text:placeholder text:placeholder-type="text">&lt;(o.partner_id and o.partner_id.name or '').upper()&gt;</text:placeholder></text:p>
            <text:p text:style-name="P27"><text:s/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7"><text:s/><text:placeholder text:placeholder-type="text">&lt;(o.partner_id and o.partner_id.state_id.name or '').upper()&gt;</text:placeholder></text:p>
            <text:p text:style-name="P27"><text:s/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7"/>
            <text:p text:style-name="P27"/>
            <text:p text:style-name="P27"/>
            <text:p text:style-name="P27"/>
            <text:p text:style-name="P27"><text:placeholder text:placeholder-type="text">&lt;(o.cons_loca and o.cons_loca.name or '').upper()&gt;</text:placeholder> </text:p>
            <text:p text:style-name="P27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7"><text:placeholder text:placeholder-type="text">&lt;(o.cons_loca and o.cons_loca.state_id.name or '').upper()&gt;</text:placeholder></text:p>
            <text:p text:style-name="P27"><text:placeholder text:placeholder-type="text">&lt;(o.cons_loca and o.cons_loca.country_id.name or '').upper()&gt;</text:placeholder></text:p>
            <text:p text:style-name="P27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4"/>
            <text:p text:style-name="P24"/>
            <text:p text:style-name="P24"/>
            <text:p text:style-name="P24">Invoice No: <text:placeholder text:placeholder-type="text">&lt;o.vvt_number and o.vvt_number or ''&gt;</text:placeholder></text:p>
            <text:p text:style-name="P24">Invoice Date:<text:placeholder text:placeholder-type="text">&lt;get_date(o.date_invoice)&gt;</text:placeholder></text:p>
            <text:p text:style-name="P24">Customer No: <text:placeholder text:placeholder-type="text">&lt;o.partner_id and o.partner_id.customer_code or ''&gt;</text:placeholder></text:p>
            <text:p text:style-name="P24">P.O No:<text:tab/><text:placeholder text:placeholder-type="text">&lt;o.sale_id and o.sale_id.po_number or ''&gt;</text:placeholder></text:p>
            <text:p text:style-name="P24">P.O. Date:<text:placeholder text:placeholder-type="text">&lt;get_date(o.sale_id.po_date)&gt;</text:placeholder></text:p>
            <text:p text:style-name="P2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7"><text:s/></text:p>
            <text:p text:style-name="P27"><text:s/></text:p>
            <text:p text:style-name="P27"><text:s/>Range </text:p>
            <text:p text:style-name="P31"><text:s/>Locat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33"><text:s/>PAN Number </text:p>
            <text:p text:style-name="P33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27"/>
            <text:p text:style-name="P27"/>
            <text:p text:style-name="P27">:<text:placeholder text:placeholder-type="text">&lt;o.partner_id and o.partner_id.range or ''&gt;</text:placeholder></text:p>
            <text:p text:style-name="P27">:<text:placeholder text:placeholder-type="text">&lt;o.partner_id and o.partner_id.division or ''&gt;</text:placeholder></text:p>
            <text:p text:style-name="P27">:<text:placeholder text:placeholder-type="text">&lt;o.partner_id and o.partner_id.commissionerate or ''&gt;</text:placeholder></text:p>
            <text:p text:style-name="P27">:<text:span text:style-name="T1"><text:placeholder text:placeholder-type="text">&lt;o.partner_id and o.partner_id.ce_rc or ''&gt;</text:placeholder></text:span></text:p>
            <text:p text:style-name="P27">:<text:span text:style-name="T1"><text:placeholder text:placeholder-type="text">&lt;o.partner_id and o.partner_id.ecc or ''&gt;</text:placeholder></text:span></text:p>
            <text:p text:style-name="P27">:<text:span text:style-name="T1"><text:placeholder text:placeholder-type="text">&lt;o.partner_id and o.partner_id.pan_tin or ''&gt;</text:placeholder></text:span></text:p>
            <text:p text:style-name="P33">:<text:placeholder text:placeholder-type="text">&lt;o.partner_id and o.partner_id.cst or ''&gt;</text:placeholder></text:p>
            <text:p text:style-name="P33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5"/>
            <text:p text:style-name="P25"><text:placeholder text:placeholder-type="text">&lt;get_range_label(o)&gt;</text:placeholder> </text:p>
            <text:p text:style-name="P26"><text:placeholder text:placeholder-type="text">&lt;get_loc(o)&gt;</text:placeholder> </text:p>
            <text:p text:style-name="P26"><text:placeholder text:placeholder-type="text">&lt;get_comm(o)&gt;</text:placeholder></text:p>
            <text:p text:style-name="P26"><text:placeholder text:placeholder-type="text">&lt;get_ce(o)&gt;</text:placeholder></text:p>
            <text:p text:style-name="P26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5"/>
            <text:p text:style-name="P25"><text:placeholder text:placeholder-type="text">&lt;c(o)&gt;</text:placeholder> <text:placeholder text:placeholder-type="text">&lt;o.cons_loca and o.cons_loca.range or ''&gt;</text:placeholder></text:p>
            <text:p text:style-name="P25"><text:placeholder text:placeholder-type="text">&lt;c(o)&gt;</text:placeholder> <text:placeholder text:placeholder-type="text">&lt;o.cons_loca and o.cons_loca.division or ''&gt;</text:placeholder></text:p>
            <text:p text:style-name="P25"><text:placeholder text:placeholder-type="text">&lt;c(o)&gt;</text:placeholder> <text:placeholder text:placeholder-type="text">&lt;o.cons_loca and o.cons_loca.commissionerate or ''&gt;</text:placeholder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1"/>
            <text:p text:style-name="P21">Transporter : <text:placeholder text:placeholder-type="text">&lt;o.delivery_order_id and o.delivery_order_id.transporter or ''&gt;</text:placeholder></text:p>
            <text:p text:style-name="P21">Truck No : <text:placeholder text:placeholder-type="text">&lt;o.delivery_order_id and o.delivery_order_id.truck or ''&gt;</text:placeholder></text:p>
            <text:p text:style-name="P21">Booked To : <text:placeholder text:placeholder-type="text">&lt;o.booked_to or ''&gt;</text:placeholder></text:p>
            <text:p text:style-name="P21">Date &amp; Time of</text:p>
            <text:p text:style-name="P21">Prep. Of Inv: <text:placeholder text:placeholder-type="text">&lt;o.inv_date_as_char&gt;</text:placeholder></text:p>
            <text:p text:style-name="P21">Rem. Of Goods : <text:placeholder text:placeholder-type="text">&lt;o.inv_date_as_char&gt;</text:placeholder></text:p>
            <text:p text:style-name="P21">LR Number : <text:placeholder text:placeholder-type="text">&lt;o.lr_no or ''&gt;</text:placeholder></text:p>
            <text:p text:style-name="P21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9"><text:placeholder text:placeholder-type="text">&lt;o.sale_tax_id and o.sale_tax_id.amount or 0.00&gt;</text:placeholder>0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<text:soft-page-break/>0</text:p>
            <text:p text:style-name="P5"/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BATCH NO(S): <text:s text:c="2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1T11:44:17</dc:date>
    <meta:editing-duration>P2DT13H4M53S</meta:editing-duration>
    <meta:editing-cycles>451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0" meta:word-count="418" meta:character-count="4407" meta:non-whitespace-character-count="3937"/>
  </office:meta>
</office:document-meta>
</file>